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fo:min-height="2.327cm"/>
    </style:style>
    <style:style style:name="pr2" style:family="presentation" style:parent-style-name="Titelfolie-outline1">
      <style:graphic-properties fo:min-height="5.019cm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folie-outline1">
      <style:graphic-properties fo:min-height="10.799cm"/>
    </style:style>
    <style:style style:name="P1" style:family="paragraph">
      <style:paragraph-properties fo:margin-top="0cm" fo:margin-bottom="0.2cm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.1cm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327cm" svg:x="1cm" svg:y="1.673cm" presentation:class="title" presentation:user-transformed="true">
          <draw:text-box>
            <text:p>Übung 2<text:line-break/>Aufgabe 1: Informationen</text:p>
          </draw:text-box>
        </draw:frame>
        <draw:frame presentation:style-name="pr2" draw:layer="layout" svg:width="22.351cm" svg:height="11.943cm" svg:x="1.2cm" svg:y="5.4cm" presentation:class="outline" presentation:user-transformed="true">
          <draw:text-box>
            <text:list text:style-name="L2">
              <text:list-item>
                <text:p text:style-name="P1">Immer mehr Suchergebnisse durch zunehmende Digitalisierung</text:p>
                <text:list>
                  <text:list-item>
                    <text:p>Mehr Suchergebnisse je bekannter/beliebter ein Suchbegriff</text:p>
                  </text:list-item>
                </text:list>
              </text:list-item>
              <text:list-item>
                <text:p>Bei Recherche von einem Satz sind viele Ergebnisse nutzlos, da sie sich nur auf einen Begriff (aktuell / oft gesucht) innerhalb des Satzes beziehen</text:p>
              </text:list-item>
              <text:list-item>
                <text:p>Öfters die gleiche Seite unter den Ergebnissen (z.B. verschiedene Artikel, von unterschiedlichen Tagen, einer Zeitung über den <text:s/>selben Begriff)</text:p>
              </text:list-item>
              <text:list-item>
                <text:p>Meist Shopping-Seiten oder Werbeseiten unter den ersten Ergebniss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office:forms form:automatic-focus="false" form:apply-design-mode="false"/>
        <draw:frame presentation:style-name="pr1" draw:layer="layout" svg:width="18.449cm" svg:height="2.327cm" svg:x="0.997cm" svg:y="1.8cm" presentation:class="title" presentation:user-transformed="true">
          <draw:text-box>
            <text:p>Übung 2<text:line-break/>Aufgabe 4: Menschliches Auge</text:p>
          </draw:text-box>
        </draw:frame>
        <draw:frame presentation:style-name="pr4" draw:layer="layout" svg:width="22.351cm" svg:height="11.049cm" svg:x="1.4cm" svg:y="8.001cm" presentation:class="outline" presentation:user-transformed="true">
          <draw:text-box>
            <text:list text:style-name="L2">
              <text:list-item>
                <text:p text:style-name="P3">Sehzellen bestehen hauptsächlich aus den Zapfen<text:span text:style-name="T1"> (cones)</text:span>, die für die<text:span text:style-name="T2"> Farbwahrnehmung verantwortlich sind.</text:span></text:p>
              </text:list-item>
              <text:list-item>
                <text:p text:style-name="P3"><text:span text:style-name="T2">Ca. 160.000 Zapfen pro mm²</text:span><text:span text:style-name="T1"> </text:span></text:p>
              </text:list-item>
              <text:list-item>
                <text:p text:style-name="P3"><text:span text:style-name="T2">3 Typen von Zapfen:</text:span></text:p>
                <text:list>
                  <text:list-item>
                    <text:p text:style-name="P3"><text:span text:style-name="T3">48%</text:span><text:span text:style-name="T4"> M-Rezeptoren (grün)</text:span></text:p>
                  </text:list-item>
                  <text:list-item>
                    <text:p text:style-name="P3"><text:span text:style-name="T3">42%</text:span><text:span text:style-name="T4"> L-Rezeptoren (rot) <text:s text:c="12"/></text:span><text:span text:style-name="T4"><text:tab/></text:span><text:span text:style-name="T4"><text:tab/></text:span></text:p>
                  </text:list-item>
                  <text:list-item>
                    <text:p text:style-name="P3"><text:span text:style-name="T3">10%</text:span><text:span text:style-name="T5"> </text:span><text:span text:style-name="T4">S-Rezeptoren (blau)</text:span></text:p>
                  </text:list-item>
                </text:list>
              </text:list-item>
              <text:list-item>
                <text:p><text:span text:style-name="T2">Keine hohe Lichtempfindlichkeit, daher Farbsehen im Dunkeln kaum möglich</text:span></text:p>
              </text:list-item>
            </text:list>
          </draw:text-box>
        </draw:frame>
        <draw:frame draw:style-name="gr2" draw:text-style-name="P4" draw:layer="layout" svg:width="23cm" svg:height="2.661cm" svg:x="0.8cm" svg:y="5.139cm">
          <draw:text-box>
            <text:list text:style-name="L3">
              <text:list-header>
                <text:p><text:span text:style-name="T6">Sehgrube</text:span><text:span text:style-name="T7"> </text:span><text:span text:style-name="T8">(Fovea centralis)</text:span><text:span text:style-name="T9">: Kleine Einsenkung </text:span></text:p>
                <text:p><text:span text:style-name="T9"><text:s/></text:span><text:span text:style-name="T9"><text:tab/></text:span><text:span text:style-name="T9"><text:tab/></text:span><text:span text:style-name="T9">(ca. 1,5mm Durchmesser) im </text:span><text:span text:style-name="T6">Gelben Fleck</text:span><text:span text:style-name="T9"> </text:span><text:span text:style-name="T10">(macula lutea)</text:span><text:span text:style-name="T9"> </text:span></text:p>
                <text:p><text:span text:style-name="T9"><text:s text:c="2"/></text:span><text:span text:style-name="T9"><text:tab/></text:span><text:span text:style-name="T9"> </text:span><text:span text:style-name="T9"><text:tab/></text:span><text:span text:style-name="T9">mit der größten Sehzellendichte (mit der höchsten Auflösung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08">08.05.14</text:date></text:span><text:span text:style-name="MT2"> <text:s/>| <text:s/>Fachbereich BBBBB <text:s/>| <text:s/>Institut AAAA <text:s/>| <text:s/>Prof. TTTTTT <text:s/>| <text:s/></text:span><text:span text:style-name="MT2"><text:page-number>2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08">08.05.14</text:date></text:span><text:span text:style-name="MT2"> <text:s/>| <text:s/>HCS 2014 | Gruppe 122 <text:s/>| <text:s/></text:span><text:span text:style-name="MT2"><text:page-number>2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8T11:41:58.217000000</dc:date>
    <meta:generator>LibreOffice/4.2.3.3$Windows_x86 LibreOffice_project/882f8a0a489bc99a9e60c7905a60226254cb6ff0</meta:generator>
    <meta:editing-duration>PT3H17M52S</meta:editing-duration>
    <meta:editing-cycles>9</meta:editing-cycles>
    <meta:document-statistic meta:object-count="42"/>
  </office:meta>
</office:document-meta>
</file>